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297" officeooo:paragraph-rsid="000d7297"/>
    </style:style>
    <style:style style:name="P2" style:family="paragraph" style:parent-style-name="Standard">
      <style:text-properties officeooo:rsid="000d7297" officeooo:paragraph-rsid="000efc01"/>
    </style:style>
    <style:style style:name="P3" style:family="paragraph" style:parent-style-name="Standard">
      <style:text-properties officeooo:rsid="000efc01" officeooo:paragraph-rsid="000efc01"/>
    </style:style>
    <style:style style:name="P4" style:family="paragraph" style:parent-style-name="Standard">
      <style:text-properties officeooo:rsid="000f9de8" officeooo:paragraph-rsid="000f9de8"/>
    </style:style>
    <style:style style:name="P5" style:family="paragraph" style:parent-style-name="Standard">
      <style:text-properties officeooo:rsid="000f9de8" officeooo:paragraph-rsid="0010e382"/>
    </style:style>
    <style:style style:name="P6" style:family="paragraph" style:parent-style-name="Standard">
      <style:text-properties officeooo:rsid="0010e382" officeooo:paragraph-rsid="0010e382"/>
    </style:style>
    <style:style style:name="P7" style:family="paragraph" style:parent-style-name="Standard">
      <style:paragraph-properties fo:text-align="center" style:justify-single-word="false"/>
      <style:text-properties fo:font-size="16pt" fo:font-weight="bold" officeooo:rsid="000d7297" officeooo:paragraph-rsid="000d7297" style:font-size-asian="16pt" style:font-weight-asian="bold" style:font-size-complex="16pt" style:font-weight-complex="bold"/>
    </style:style>
    <style:style style:name="P8" style:family="paragraph" style:parent-style-name="Standard">
      <style:text-properties fo:font-size="14pt" officeooo:rsid="000f9de8" officeooo:paragraph-rsid="000f9de8" style:font-size-asian="14pt" style:font-size-complex="14pt"/>
    </style:style>
    <style:style style:name="P9" style:family="paragraph" style:parent-style-name="Standard">
      <style:text-properties fo:font-size="14pt" fo:font-style="normal" fo:font-weight="bold" officeooo:rsid="000d7297" officeooo:paragraph-rsid="000d7297"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weight="bold" officeooo:rsid="000f9de8" officeooo:paragraph-rsid="000f9de8" style:font-size-asian="14pt" style:font-weight-asian="bold" style:font-size-complex="14pt" style:font-weight-complex="bold"/>
    </style:style>
    <style:style style:name="P11" style:family="paragraph" style:parent-style-name="Standard">
      <style:text-properties fo:font-size="14pt" fo:font-weight="bold" officeooo:rsid="0010e382" officeooo:paragraph-rsid="0010e382" style:font-size-asian="14pt" style:font-weight-asian="bold" style:font-size-complex="14pt" style:font-weight-complex="bold"/>
    </style:style>
    <style:style style:name="P12" style:family="paragraph" style:parent-style-name="Standard">
      <style:text-properties officeooo:rsid="000efc01" officeooo:paragraph-rsid="000efc01"/>
    </style:style>
    <style:style style:name="T1" style:family="text">
      <style:text-properties officeooo:rsid="000efc01"/>
    </style:style>
    <style:style style:name="T2" style:family="text">
      <style:text-properties officeooo:rsid="000f9de8"/>
    </style:style>
    <style:style style:name="T3" style:family="text">
      <style:text-properties officeooo:rsid="0010e3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DESIGN DAN PERANCANGAN</text:p>
      <text:p text:style-name="P1"/>
      <text:p text:style-name="P9">4.1 Pengumpulan Data</text:p>
      <text:p text:style-name="P1"/>
      <text:p text:style-name="P1">Pada tahap pengumpulan data dilakukan analisa pengisian <text:span text:style-name="T1">d</text:span>ata menggunakan sistem konvesional. Sehingga sejauh manapun aplikasi akan di buat dapat memperbaiki proses pengisian data makanan khas di daerah Depok.</text:p>
      <text:p text:style-name="P1"/>
      <text:p text:style-name="P2">Dari hasil analisa, penggunaan sistem konvesional dalam pengisian data membuat data yang akan <text:span text:style-name="T1">masuk menjadi kurang akurat dan kurang efektif, Ketika lembar pengisian data tersebut tidak lengkap maka data yang akan di terima tidak akurat, selain itu masalah yang terjadi bisa mengancam produksi dan nilai jual makanan karena semua produk makanan yang ada harus ada sertifikasi halal, data yang ada dalam sertifikaso tersebut bersumber dari pengisian data dari pusat.</text:span></text:p>
      <text:p text:style-name="P2"/>
      <text:p text:style-name="P3">Dalam produksi makanan khas depok ada empat proses bagian, pemilihan , pengolahan, pengemasan dan pendistribusian.</text:p>
      <text:p text:style-name="P2"/>
      <text:p text:style-name="P2"/>
      <text:p text:style-name="P2"/>
      <text:p text:style-name="P2"/>
      <text:p text:style-name="P2"/>
      <text:p text:style-name="P2"/>
      <text:p text:style-name="P2"/>
      <text:p text:style-name="P2"/>
      <text:p text:style-name="P3">Tahap pemilihan bahan adalah tahap mencari bahan berkualitas untuk menjaga ke aslian rasa dan kualitas, peroses pengolahan adalah peroses di mana bahan bahan tadi di buat produk makanan ringan siap santap, tahap pengemasan adalah dimana makanan itu di bungkus dan di pak degan rapih. Proses pengkontribusian adalah proses di mna makan makanan ringan tersebut di kirim ke toko toko penjual untuk di jajakan kepada pengunjung.</text:p>
      <text:p text:style-name="P3"/>
      <text:p text:style-name="P3">Analisis kebutuhan dibutuhkan untuk mengetahui apa <text:span text:style-name="T2">saja yang dibutuhkan saat pembuatan aplikasi, Analisis kebutuhan meliputi, tahap pencatatan, perangkat lunak, bahasa pemograman, dan kebutuhan lainnya adalah servis yang mendukung penentuan lokasi pembuatan saat operasi, media untuk penyimpanan hasil dan media untuk laporan pencatatan.</text:span></text:p>
      <text:p text:style-name="P3"/>
      <text:p text:style-name="P3"/>
      <text:p text:style-name="P10">4.1 Perancangan Aplikasi</text:p>
      <text:p text:style-name="P4"/>
      <text:p text:style-name="P4">Perancangan memerlukan hasil transformasi dari analisis yang kemudian digunakan untuk menggambarkan, merencanakan, dan membuat sketsa atau pengaturan dari aplikasi yang di bangun</text:p>
      <text:p text:style-name="P4"/>
      <text:p text:style-name="P4">1.Pengguna</text:p>
      <text:p text:style-name="P4"/>
      <text:p text:style-name="P4">Dalam aplikasi Penjualan makanan khas depok terdapat 1 aktor utama yaitu pengguna, Pengguna ini aktivitasnya yaitu mengelola aplikasi, memulai dan menabah data, mengubah data, dan membuat laporan data.</text:p>
      <text:p text:style-name="P4"/>
      <text:p text:style-name="P4">Terdapat 8 proses yang dapat dilakukan oleh pengguna aplikasi diantaranya login, setting pengguna, melihat data, menambah data, menghapus data, mengubah data, membuat laporan, dan logout.</text:p>
      <text:p text:style-name="P4"/>
      <text:p text:style-name="P4">2.Proses Login</text:p>
      <text:p text:style-name="P4"/>
      <text:p text:style-name="P4"><text:soft-page-break/>Untuk masuk ke dalam aplikasi penjualan makanan khas depok, pengguna harus melakukan login terlebih dahulu, pengguna diminta memasukan userid dan password, Aplikasi akan memverifikasi userid dan password yang telah diinput oleh pengguna, jika userid dan password sesuai maka aplikasi akan terbuka namun apabila tidak sesuai akan ada pesan penolakan</text:p>
      <text:p text:style-name="P4"/>
      <text:p text:style-name="P8">3.Proses Penambahan Data</text:p>
      <text:p text:style-name="P4"/>
      <text:p text:style-name="P5">Peroses penambahan d<text:span text:style-name="T3">ata pada aplikasi penjualan makanan khas depok dimulai dari melakukan input data Pemilihan bahan, kemudian di lanjutkan dengan input data pengolahan, setelah itu pengguna menginput data pengemasan , dalam proses pengemasan terdiri dari beberapa tahap yaitu proses sortir dan pengelompokan jenis.</text:span></text:p>
      <text:p text:style-name="P5"/>
      <text:p text:style-name="P6">Jika semua proses pengemasan telah selesaidilanjutkan dengan pengimputan data pengkontribusian ke toko toko namun jika pengimputan pengemasan masih ada maka kembali ke pengisian data pengemasanm, setelah data pengkontribusian selesai maka di lanjut dengan pengisian data hasil penjualan.</text:p>
      <text:p text:style-name="P6"/>
      <text:p text:style-name="P6"/>
      <text:p text:style-name="P6"/>
      <text:p text:style-name="P11">4.3 Perancangan Databases</text:p>
      <text:p text:style-name="P6"/>
      <text:p text:style-name="P6">Penjualan makanan khas depok dalam satu kali oprasi memiliki banyak entitas yang digunakan untuk menyimpan data-data pencatatan, Dalam entitas penjualan satu kali pencatatan dalam satu pemilihan bahan mempunyai satu kali pengolahan, dan satu kali pengemasan, sedangkan dalam satu <text:s/>penjualan bisa mencatat lebih dari sat kali pengkontribusi dan mencatat lebih dari satu kali hasil penjualan, dalam entitas toko dalam satu toko mempunyai lebih dari satu jenis makanan dari sau kali pengkontribusi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20:48:26.482325156</meta:creation-date>
    <dc:date>2020-01-22T15:02:51.067000000</dc:date>
    <meta:editing-duration>PT3M38S</meta:editing-duration>
    <meta:editing-cycles>2</meta:editing-cycles>
    <meta:generator>LibreOffice/6.3.3.2$Windows_X86_64 LibreOffice_project/a64200df03143b798afd1ec74a12ab50359878ed</meta:generator>
    <meta:document-statistic meta:table-count="0" meta:image-count="0" meta:object-count="0" meta:page-count="2" meta:paragraph-count="19" meta:word-count="512" meta:character-count="3703" meta:non-whitespace-character-count="3209"/>
  </office:meta>
</office:document-meta>
</file>